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2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3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2">17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21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5T17:10:36.894012444</dc:date>
    <dc:creator>Bob Correcteur</dc:creator>
    <meta:editing-duration>PT42M57S</meta:editing-duration>
    <meta:editing-cycles>30</meta:editing-cycles>
    <meta:generator>LibreOffice/7.3.6.2$Linux_X86_64 LibreOffice_project/30$Build-2</meta:generator>
    <meta:document-statistic meta:table-count="7" meta:image-count="0" meta:object-count="0" meta:page-count="2" meta:paragraph-count="69" meta:word-count="89" meta:character-count="382" meta:non-whitespace-character-count="362"/>
  </office:meta>
</office:document-meta>
</file>